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2.495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07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66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51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title">
      <style:graphic-properties fo:min-height="3.177cm"/>
    </style:style>
    <style:style style:name="pr6" style:family="presentation" style:parent-style-name="Default-outline1">
      <style:graphic-properties fo:min-height="13.532cm"/>
    </style:style>
    <style:style style:name="pr7" style:family="presentation" style:parent-style-name="Default-notes">
      <style:graphic-properties draw:fill-color="#ffffff" fo:min-height="12.244cm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79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9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48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title">
      <style:graphic-properties draw:auto-grow-height="true" fo:min-height="3.428cm"/>
    </style:style>
    <style:style style:name="pr12" style:family="presentation" style:parent-style-name="Default-outline1">
      <style:graphic-properties draw:auto-grow-height="true" fo:min-height="13.783cm"/>
    </style:style>
    <style:style style:name="pr1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4cm" fo:min-width="0cm" fo:padding-top="0cm" fo:padding-bottom="0cm" fo:padding-left="0cm" fo:padding-right="0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9cm" fo:min-width="0cm" fo:padding-top="0cm" fo:padding-bottom="0cm" fo:padding-left="0cm" fo:padding-right="0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75cm" fo:min-width="0cm" fo:padding-top="0cm" fo:padding-bottom="0cm" fo:padding-left="0cm" fo:padding-right="0cm" fo:wrap-option="wrap" draw:shadow="hidden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185cm" fo:min-width="0cm" fo:padding-top="0cm" fo:padding-bottom="0cm" fo:padding-left="0cm" fo:padding-right="0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44cm" fo:min-width="0cm" fo:padding-top="0cm" fo:padding-bottom="0cm" fo:padding-left="0cm" fo:padding-right="0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77cm" fo:min-width="0cm" fo:padding-top="0cm" fo:padding-bottom="0cm" fo:padding-left="0cm" fo:padding-right="0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39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02cm" fo:min-width="0cm" fo:padding-top="0cm" fo:padding-bottom="0cm" fo:padding-left="0cm" fo:padding-right="0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83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fo:margin-left="0cm" fo:margin-right="0cm" fo:margin-top="0cm" fo:margin-bottom="0.502cm" fo:line-height="93%" fo:text-indent="0cm" style:line-break="strict"/>
    </style:style>
    <style:style style:name="P5" style:family="paragraph">
      <style:paragraph-properties fo:margin-left="0cm" fo:margin-right="0cm" fo:margin-top="0cm" fo:margin-bottom="0.401cm" fo:line-height="93%" fo:text-indent="0cm" style:line-break="strict"/>
    </style:style>
    <style:style style:name="P6" style:family="paragraph">
      <style:paragraph-properties fo:margin-left="0cm" fo:margin-right="0cm" fo:margin-top="0cm" fo:margin-bottom="0.299cm" fo:line-height="93%" fo:text-indent="0cm" style:line-break="strict"/>
    </style:style>
    <style:style style:name="P7" style:family="paragraph">
      <style:paragraph-properties fo:margin-left="0cm" fo:margin-right="0cm" fo:margin-top="0cm" fo:margin-bottom="0.401cm" fo:line-height="100%" fo:text-indent="0cm" style:line-break="stric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.299cm" fo:line-height="100%" fo:text-indent="0cm" style:line-break="strict"/>
    </style:style>
    <style:style style:name="P10" style:family="paragraph">
      <style:paragraph-properties fo:margin-left="0cm" fo:margin-right="0cm" fo:margin-top="0cm" fo:margin-bottom="0.299cm" fo:line-height="87%" fo:text-indent="0cm" style:line-break="strict"/>
    </style:style>
    <style:style style:name="P11" style:family="paragraph">
      <style:paragraph-properties fo:margin-left="0cm" fo:margin-right="0cm" fo:margin-top="0cm" fo:margin-bottom="0.502cm" fo:line-height="87%" fo:text-indent="0cm" style:line-break="strict"/>
    </style:style>
    <style:style style:name="P12" style:family="paragraph">
      <style:paragraph-properties fo:margin-left="0cm" fo:margin-right="0cm" fo:margin-top="0cm" fo:margin-bottom="0.401cm" fo:line-height="87%" fo:text-indent="0cm" style:line-break="strict"/>
    </style:style>
    <style:style style:name="P13" style:family="paragraph">
      <style:paragraph-properties fo:margin-left="0cm" fo:margin-right="0cm" fo:line-height="100%" fo:text-indent="0cm" style:line-break="strict"/>
    </style:style>
    <style:style style:name="P14" style:family="paragraph">
      <style:paragraph-properties fo:margin-left="0cm" fo:margin-right="0cm" fo:margin-top="0cm" fo:margin-bottom="0cm" fo:line-height="93%" fo:text-indent="0cm" style:line-break="strict"/>
    </style:style>
    <style:style style:name="P15" style:family="paragraph">
      <style:paragraph-properties fo:margin-left="1.124cm" fo:margin-right="0cm" fo:margin-top="0cm" fo:margin-bottom="0cm" fo:line-height="95%" fo:text-indent="-0.833cm" style:line-break="strict"/>
    </style:style>
    <style:style style:name="P16" style:family="paragraph">
      <style:paragraph-properties fo:margin-left="0cm" fo:margin-right="0cm" fo:margin-top="0cm" fo:margin-bottom="0cm" fo:line-height="95%" fo:text-indent="0cm" style:line-break="strict"/>
    </style:style>
    <style:style style:name="P17" style:family="paragraph">
      <style:paragraph-properties fo:margin-top="0cm" fo:margin-bottom="0cm"/>
      <style:text-properties fo:font-family="'Courier New'" style:font-family-generic="modern" style:font-pitch="fixed" fo:font-size="18pt" style:font-size-asian="18pt" style:font-size-complex="18pt"/>
    </style:style>
    <style:style style:name="P18" style:family="paragraph">
      <style:paragraph-properties fo:margin-left="2.323cm" fo:margin-right="0cm" fo:margin-top="0cm" fo:margin-bottom="0cm" fo:line-height="94%" fo:text-indent="-0.762cm" style:line-break="strict"/>
    </style:style>
    <style:style style:name="P19" style:family="paragraph">
      <style:paragraph-properties fo:margin-left="2.323cm" fo:margin-right="0cm" fo:margin-top="0cm" fo:margin-bottom="0.401cm" fo:line-height="87%" fo:text-indent="-0.762cm" style:line-break="strict"/>
    </style:style>
    <style:style style:name="P20" style:family="paragraph">
      <style:paragraph-properties fo:margin-left="0cm" fo:margin-right="0cm" fo:line-height="87%" fo:text-indent="0cm" style:line-break="strict"/>
    </style:style>
    <style:style style:name="P21" style:family="paragraph">
      <style:text-properties fo:font-size="12pt"/>
    </style:style>
    <style:style style:name="P22" style:family="paragraph">
      <style:paragraph-properties fo:margin-left="0cm" fo:margin-right="0cm" fo:margin-top="0cm" fo:margin-bottom="0.202cm" fo:line-height="81%" fo:text-indent="0cm" style:line-break="stric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family="'Courier New'" style:font-family-generic="modern" style:font-pitch="fixed" fo:font-size="18pt" fo:language="en" fo:country="GB" style:font-size-asian="18pt" style:font-size-complex="18pt"/>
    </style:style>
    <style:style style:name="T6" style:family="text">
      <style:text-properties fo:font-family="ARial" style:font-family-generic="swiss" fo:font-size="28pt" fo:language="en" fo:country="GB" style:font-size-asian="28pt" style:font-size-complex="28pt"/>
    </style:style>
    <style:style style:name="T7" style:family="text">
      <style:text-properties fo:font-family="'Courier New'" style:font-family-generic="modern" style:font-pitch="fixed" fo:font-size="24pt" fo:language="en" fo:country="GB" style:font-size-asian="24pt" style:font-size-complex="24pt"/>
    </style:style>
    <style:style style:name="T8" style:family="text">
      <style:text-properties fo:font-family="'Courier New'" style:font-family-generic="modern" style:font-pitch="fixed" fo:font-size="24pt" fo:language="en" fo:country="GB" fo:font-weight="bold" style:font-size-asian="24pt" style:font-weight-asian="bold" style:font-size-complex="24pt" style:font-weight-complex="bold"/>
    </style:style>
    <style:style style:name="T9" style:family="text">
      <style:text-properties fo:font-family="'Courier New'" style:font-family-generic="modern" style:font-pitch="fixed" fo:font-size="24pt" fo:language="en" fo:country="GB" fo:font-weight="normal" style:font-size-asian="24pt" style:font-weight-asian="normal" style:font-size-complex="24pt" style:font-weight-complex="normal"/>
    </style:style>
    <style:style style:name="T10" style:family="text">
      <style:text-properties fo:font-family="'Courier New'" style:font-family-generic="modern" style:font-pitch="fixed" fo:font-size="18pt" style:font-size-asian="18pt" style:font-size-complex="18pt"/>
    </style:style>
    <style:style style:name="T11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style:style style:name="T12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3" style:family="text">
      <style:text-properties fo:font-family="Arial" style:font-family-generic="roman" style:font-pitch="variable" fo:font-size="28pt" fo:language="en" fo:country="GB" style:font-size-asian="28pt" style:font-size-complex="28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42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86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6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33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2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2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4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2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2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4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5">
      <text:list-level-style-bullet text:level="1" text:bullet-char="">
        <style:list-level-properties text:space-before="0.291cm" text:min-label-width="0.85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2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2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4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6">
      <text:list-level-style-bullet text:level="1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8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32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4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</text:list-style>
    <text:list-style style:name="L7">
      <text:list-level-style-bullet text:level="1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61cm" text:min-label-width="0.762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5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84cm" text:min-label-width="0.538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84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draw:custom-shape draw:style-name="gr1" draw:text-style-name="P2" draw:layer="layout" svg:width="25.179cm" svg:height="17.666cm" svg:x="1.398cm" svg:y="0.961cm">
          <text:p text:style-name="P1"><text:span text:style-name="T1">Device Drivers</text:span><text:span text:style-name="T1"><text:line-break/></text:span><text:span text:style-name="T1"><text:line-break/></text:span><text:span text:style-name="T1">Chapter 8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Layer Model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Device drivers are the liaison between the hardware and the operating system, middleware and application layers</text:span></text:p>
              </text:list-item>
              <text:list-item>
                <text:p text:style-name="P4"><text:span text:style-name="T2">Lay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Hardware</text:span></text:p>
                  </text:list-item>
                  <text:list-item>
                    <text:p text:style-name="P5"><text:span text:style-name="T2">Device driver</text:span></text:p>
                  </text:list-item>
                  <text:list-item>
                    <text:p text:style-name="P5"><text:span text:style-name="T2">Middleware, or operating system</text:span></text:p>
                  </text:list-item>
                  <text:list-item>
                    <text:p text:style-name="P5"><text:span text:style-name="T2">Applic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Categories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Types of device driv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rchitecture specific</text:span></text:p>
                    <text:list>
                      <text:list-item>
                        <text:p text:style-name="P6"><text:span text:style-name="T2">Specified by the master processor</text:span></text:p>
                      </text:list-item>
                    </text:list>
                  </text:list-item>
                  <text:list-item>
                    <text:p text:style-name="P5"><text:span text:style-name="T2">General</text:span></text:p>
                    <text:list>
                      <text:list-item>
                        <text:p text:style-name="P6"><text:span text:style-name="T2">Not specified by the master processor</text:span></text:p>
                      </text:list-item>
                      <text:list-item>
                        <text:p text:style-name="P6"><text:span text:style-name="T2">Specified by the hardwar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Code component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nitialize hardware</text:span></text:p>
                  </text:list-item>
                  <text:list-item>
                    <text:p text:style-name="P5"><text:span text:style-name="T2">Manage access to hardwar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Device Driver Functions</text:span></text:p>
          </draw:text-box>
        </draw:frame>
        <draw:frame presentation:style-name="pr4" draw:text-style-name="P2" draw:layer="layout" svg:width="25.149cm" svg:height="14.051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Functionality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Hardware startup/shutdown</text:span></text:p>
                  </text:list-item>
                  <text:list-item>
                    <text:p text:style-name="P7"><text:span text:style-name="T2">Hardware enable/disable</text:span></text:p>
                  </text:list-item>
                  <text:list-item>
                    <text:p text:style-name="P7"><text:span text:style-name="T2">Hardware acquire/release</text:span></text:p>
                  </text:list-item>
                  <text:list-item>
                    <text:p text:style-name="P7"><text:span text:style-name="T2">Hardware read/write</text:span></text:p>
                  </text:list-item>
                  <text:list-item>
                    <text:p text:style-name="P7"><text:span text:style-name="T2">Hardware install/uninstall</text:span></text:p>
                  </text:list-item>
                  <text:list-item>
                    <text:p text:style-name="P7"><text:span text:style-name="T2">Hardware status query</text:span></text:p>
                  </text:list-item>
                  <text:list-item>
                    <text:p text:style-name="P7"><text:span text:style-name="T2">Concurrency control</text:span></text:p>
                  </text:list-item>
                  <text:list-item>
                    <text:p text:style-name="P7"><text:span text:style-name="T2">Provide interfaces to upper layer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5" draw:layer="layout" svg:width="25.118cm" svg:height="3.177cm" svg:x="1.398cm" svg:y="0.963cm" presentation:class="title">
          <draw:text-box>
            <text:p>Example: Case 12</text:p>
          </draw:text-box>
        </draw:frame>
        <draw:frame presentation:style-name="pr6" draw:layer="layout" svg:width="25.118cm" svg:height="13.847cm" svg:x="1.398cm" svg:y="4.911cm" presentation:class="outline" presentation:user-transformed="true">
          <draw:text-box>
            <text:list text:style-name="L3">
              <text:list-item>
                <text:p>Boot loader</text:p>
                <text:list>
                  <text:list-item>
                    <text:p>A driver to start and initialize the whole system</text:p>
                  </text:list-item>
                </text:list>
              </text:list-item>
              <text:list-item>
                <text:p>For ATmega128</text:p>
                <text:list>
                  <text:list-item>
                    <text:p text:style-name="P8">Set up the interrupt vector table</text:p>
                  </text:list-item>
                  <text:list-item>
                    <text:p text:style-name="P8">Clear SREG</text:p>
                  </text:list-item>
                  <text:list-item>
                    <text:p text:style-name="P8">Set stack pointer</text:p>
                  </text:list-item>
                  <text:list-item>
                    <text:p text:style-name="P8">Enable sleep</text:p>
                  </text:list-item>
                  <text:list-item>
                    <text:p text:style-name="P8">Initialize DATA and BSS</text:p>
                  </text:list-item>
                  <text:list-item>
                    <text:p text:style-name="P8">Configure on-board devices (SPI)</text:p>
                  </text:list-item>
                  <text:list-item>
                    <text:p text:style-name="P8">Enable interrupt</text:p>
                  </text:list-item>
                  <text:list-item>
                    <text:p text:style-name="P8">Start m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91cm" svg:height="10.399cm" svg:x="3.809cm" svg:y="2.121cm" draw:page-number="5" presentation:class="page"/>
          <draw:frame presentation:style-name="pr7" draw:layer="layout" svg:width="17.193cm" svg:height="12.244cm" svg:x="2.16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4cm" svg:height="3.207cm" svg:x="1.398cm" svg:y="0.961cm" presentation:class="title" presentation:user-transformed="true">
          <draw:text-box>
            <text:p text:style-name="P3"><text:span text:style-name="T2">Device Driver Models</text:span></text:p>
          </draw:text-box>
        </draw:frame>
        <draw:frame presentation:style-name="pr8" draw:text-style-name="P2" draw:layer="layout" svg:width="25.144cm" svg:height="14.47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Model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nclusive source codes</text:span></text:p>
                    <text:list>
                      <text:list-item>
                        <text:p text:style-name="P9"><text:span text:style-name="T2">Included in source codes of applications</text:span></text:p>
                      </text:list-item>
                    </text:list>
                  </text:list-item>
                  <text:list-item>
                    <text:p text:style-name="P5"><text:span text:style-name="T2">Linked function calls (static link)</text:span></text:p>
                    <text:list>
                      <text:list-item>
                        <text:p text:style-name="P6"><text:span text:style-name="T2">Compiled in OBJ and linked in executables</text:span></text:p>
                      </text:list-item>
                    </text:list>
                  </text:list-item>
                  <text:list-item>
                    <text:p text:style-name="P7"><text:span text:style-name="T2">Loaded system modules (dynamic link)</text:span></text:p>
                    <text:list>
                      <text:list-item>
                        <text:p text:style-name="P10"><text:span text:style-name="T2">Compiled and loaded as modules and librari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"><text:span text:style-name="T2">Provide mechanisms for upper layers to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ntrol devices</text:span></text:p>
                  </text:list-item>
                  <text:list-item>
                    <text:p text:style-name="P5"><text:span text:style-name="T2">Communicate with devi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17cm" svg:height="10.425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25.131cm" svg:height="3.19cm" svg:x="1.397cm" svg:y="0.96cm" presentation:class="title" presentation:user-transformed="true">
          <draw:text-box>
            <text:p text:style-name="P3"><text:span text:style-name="T2">Inclusive Source Codes</text:span></text:p>
          </draw:text-box>
        </draw:frame>
        <draw:frame presentation:style-name="pr10" draw:text-style-name="P2" draw:layer="layout" svg:width="25.131cm" svg:height="13.548cm" svg:x="1.397cm" svg:y="4.911cm" presentation:class="outline" presentation:user-transformed="true">
          <draw:text-box>
            <text:list text:style-name="L3">
              <text:list-item>
                <text:p text:style-name="P11"><text:span text:style-name="T2">Layer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Hardware</text:span></text:p>
                  </text:list-item>
                  <text:list-item>
                    <text:p text:style-name="P12"><text:span text:style-name="T2">Device driver</text:span></text:p>
                    <text:list>
                      <text:list-item>
                        <text:p text:style-name="P6"><text:span text:style-name="T2">No operating system or integrated into operating system</text:span></text:p>
                      </text:list-item>
                    </text:list>
                  </text:list-item>
                  <text:list-item>
                    <text:p text:style-name="P12"><text:span text:style-name="T2">Applica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terface to upper lay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No interface to operating systems</text:span></text:p>
                  </text:list-item>
                  <text:list-item>
                    <text:p text:style-name="P5"><text:span text:style-name="T2">Wrapped interface to applications</text:span></text:p>
                    <text:list>
                      <text:list-item>
                        <text:p text:style-name="P6"><text:span text:style-name="T2">Applications directly use the device dri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13"><text:span text:style-name="T2">Inclusive Source Codes: Case 13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14"><text:span text:style-name="T3">In tos.chips.atm128.pins.HplAtm128GeneralIOPinP.nc</text:span><text:span text:style-name="T4"><text:line-break/></text:span><text:span text:style-name="T5">inline async command void IO.set() { SET_BIT <text:s/>(port, bit); }</text:span></text:p>
                <text:p text:style-name="P14"><text:span text:style-name="T5"/></text:p>
              </text:list-item>
              <text:list-item>
                <text:p text:style-name="P8"><text:span text:style-name="T6">In tos.chips.atm128.atm128hardware.h and other .h</text:span></text:p>
                <text:p text:style-name="P8"><text:span text:style-name="T5">#define SET_BIT(port, bit) ((port) |= _BV(bit))‏</text:span></text:p>
                <text:p text:style-name="P8"><text:span text:style-name="T5">#define _BV(bit) (1 &lt;&lt; (bit))‏</text:span></text:p>
                <text:p text:style-name="P8"><text:span text:style-name="T5">#define PORTA _SFR_IO8(0x1B)‏</text:span></text:p>
                <text:p text:style-name="P8"><text:span text:style-name="T5">#define _SFR_IO8(io_addr) _MMIO_BYTE((io_addr) + 0x20)‏</text:span></text:p>
                <text:p text:style-name="P8"><text:span text:style-name="T5">#define _MMIO_BYTE(mem_addr) (*(volatile uint8_t *)(mem_addr))‏</text:span></text:p>
              </text:list-item>
            </text:list>
            <text:p text:style-name="P15"><text:span text:style-name="T7"/></text:p>
            <text:list text:continue-numbering="true" text:style-name="L3">
              <text:list-item>
                <text:p text:style-name="P16"><text:span text:style-name="T7">So, if it is </text:span><text:span text:style-name="T8">SET_BIT(PORTA, 0)‏</text:span></text:p>
                <text:p text:style-name="P16"><text:span text:style-name="T8">(*(volatile uint8_t*)(0x1B+0x20))|=(1&lt;&lt;0)‏</text:span></text:p>
                <text:p text:style-name="P16"><text:span text:style-name="T8"/></text:p>
              </text:list-item>
              <text:list-item>
                <text:p text:style-name="P16"><text:span text:style-name="T9">In app.c, HplAtm128GeneralIOPinP$0$IO$set()</text:span></text:p>
                <text:list>
                  <text:list-item>
                    <text:p><text:span text:style-name="T9">* (volatile uint8_t * )59U |= 1 &lt;&lt; 0;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25.131cm" svg:height="3.19cm" svg:x="1.397cm" svg:y="0.96cm" presentation:class="title" presentation:user-transformed="true">
          <draw:text-box>
            <text:p text:style-name="P3"><text:span text:style-name="T2">Linked Function Calls</text:span></text:p>
          </draw:text-box>
        </draw:frame>
        <draw:frame presentation:style-name="pr10" draw:text-style-name="P2" draw:layer="layout" svg:width="25.131cm" svg:height="13.548cm" svg:x="1.397cm" svg:y="4.911cm" presentation:class="outline" presentation:user-transformed="true">
          <draw:text-box>
            <text:list text:style-name="L3">
              <text:list-item>
                <text:p text:style-name="P11"><text:span text:style-name="T2">Layer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Hardware</text:span></text:p>
                  </text:list-item>
                  <text:list-item>
                    <text:p text:style-name="P12"><text:span text:style-name="T2">Device driver</text:span></text:p>
                  </text:list-item>
                  <text:list-item>
                    <text:p text:style-name="P12"><text:span text:style-name="T2">Middleware or operating system</text:span></text:p>
                  </text:list-item>
                  <text:list-item>
                    <text:p text:style-name="P12"><text:span text:style-name="T2">Applica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terface to upper lay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Same interface to both operating system and application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 presentation:use-footer-name="ftr1" presentation:use-date-time-name="dtd1">
        <draw:frame presentation:style-name="pr11" draw:layer="layout" svg:width="25.118cm" svg:height="3.428cm" svg:x="1.398cm" svg:y="0.838cm" presentation:class="title">
          <draw:text-box>
            <text:p>Example: Case 14</text:p>
          </draw:text-box>
        </draw:frame>
        <draw:frame presentation:style-name="pr12" draw:text-style-name="P17" draw:layer="layout" svg:width="12.257cm" svg:height="13.783cm" svg:x="1.398cm" svg:y="4.911cm" presentation:class="outline" presentation:user-transformed="true">
          <draw:text-box>
            <text:p text:style-name="P8"><text:span text:style-name="T10">; ledset(ledchoice, ledstatus)</text:span></text:p>
            <text:p text:style-name="P8"><text:span text:style-name="T10">#define ledchoice r25</text:span></text:p>
            <text:p text:style-name="P8"><text:span text:style-name="T10">#define ledstatus r24</text:span></text:p>
            <text:p text:style-name="P8"><text:span text:style-name="T10">#define ledsetreturn r16</text:span></text:p>
            <text:p text:style-name="P8"><text:span text:style-name="T10">.text</text:span></text:p>
            <text:p text:style-name="P8"><text:span text:style-name="T10">.global _U(ledset)‏</text:span></text:p>
            <text:p text:style-name="P8"><text:span text:style-name="T10">_U(ledset):</text:span></text:p>
            <text:p text:style-name="P8"><text:span text:style-name="T10">push XL</text:span></text:p>
            <text:p text:style-name="P8"><text:span text:style-name="T10">push XH</text:span></text:p>
            <text:p text:style-name="P8"><text:span text:style-name="T10">cpi ledchoice, 3</text:span></text:p>
            <text:p text:style-name="P8"><text:span text:style-name="T10">brlo _LED_SHIFT</text:span></text:p>
            <text:p text:style-name="P8"><text:span text:style-name="T10">ldi ledsetreturn, 0x00</text:span></text:p>
            <text:p text:style-name="P8"><text:span text:style-name="T10">rjmp _LED_RETURN</text:span></text:p>
            <text:p text:style-name="P8"><text:span text:style-name="T10">_LED_SHIFT:</text:span></text:p>
            <text:p text:style-name="P8"><text:span text:style-name="T10">mov XL, ledchoice</text:span></text:p>
            <text:p text:style-name="P8"><text:span text:style-name="T10">ldi XH, 0x01</text:span></text:p>
            <text:p text:style-name="P8"><text:span text:style-name="T10">_LED_SHIFT_START:</text:span></text:p>
            <text:p text:style-name="P8"><text:span text:style-name="T10">cpi XL, 0x00</text:span></text:p>
            <text:p text:style-name="P8"><text:span text:style-name="T10">breq _LED_SHIFT_END</text:span></text:p>
          </draw:text-box>
        </draw:frame>
        <draw:frame presentation:style-name="pr6" draw:text-style-name="P17" draw:layer="layout" svg:width="12.257cm" svg:height="13.681cm" svg:x="14.268cm" svg:y="4.911cm" presentation:class="outline" presentation:user-transformed="true">
          <draw:text-box>
            <text:p text:style-name="P8"><text:span text:style-name="T10">lsr XH</text:span></text:p>
            <text:p text:style-name="P8"><text:span text:style-name="T10">dec XL</text:span></text:p>
            <text:p text:style-name="P8"><text:span text:style-name="T10">rjmp _LED_SHIFT_START</text:span></text:p>
            <text:p text:style-name="P8"><text:span text:style-name="T10">_LED_SHIFT_END:in XL, 0x19</text:span></text:p>
            <text:p text:style-name="P8"><text:span text:style-name="T10">cpi ledstatus, 0x00</text:span></text:p>
            <text:p text:style-name="P8"><text:span text:style-name="T10">breq _LED_CLEAR</text:span></text:p>
            <text:p text:style-name="P8"><text:span text:style-name="T10">_LED_SET:</text:span></text:p>
            <text:p text:style-name="P8"><text:span text:style-name="T10">or XL, XH</text:span></text:p>
            <text:p text:style-name="P8"><text:span text:style-name="T10">rjmp _LED_SET_END</text:span></text:p>
            <text:p text:style-name="P8"><text:span text:style-name="T10">_LED_CLEAR:</text:span></text:p>
            <text:p text:style-name="P8"><text:span text:style-name="T10">com XH</text:span></text:p>
            <text:p text:style-name="P8"><text:span text:style-name="T10">and XL, XH</text:span></text:p>
            <text:p text:style-name="P8"><text:span text:style-name="T10">_LED_SET_END:</text:span></text:p>
            <text:p text:style-name="P8"><text:span text:style-name="T10">out 0x1B, XL</text:span></text:p>
            <text:p text:style-name="P8"><text:span text:style-name="T10">ldi ledsetreturn, 0x01</text:span></text:p>
            <text:p text:style-name="P8"><text:span text:style-name="T10">_LED_RETURN:</text:span></text:p>
            <text:p text:style-name="P8"><text:span text:style-name="T10">pop XH</text:span></text:p>
            <text:p text:style-name="P8"><text:span text:style-name="T10">pop XL</text:span></text:p>
            <text:p text:style-name="P8"><text:span text:style-name="T10">ret</text:span></text:p>
          </draw:text-box>
        </draw:frame>
        <presentation:notes draw:style-name="dp2">
          <draw:page-thumbnail draw:style-name="gr3" draw:layer="layout" svg:width="13.891cm" svg:height="10.399cm" svg:x="3.809cm" svg:y="2.121cm" draw:page-number="10" presentation:class="page"/>
          <draw:frame presentation:style-name="pr7" draw:layer="layout" svg:width="17.193cm" svg:height="12.244cm" svg:x="2.16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9" draw:text-style-name="P2" draw:layer="layout" svg:width="25.131cm" svg:height="3.19cm" svg:x="1.397cm" svg:y="0.96cm" presentation:class="title" presentation:user-transformed="true">
          <draw:text-box>
            <text:p text:style-name="P3"><text:span text:style-name="T2">Loaded System Modules</text:span></text:p>
          </draw:text-box>
        </draw:frame>
        <draw:frame presentation:style-name="pr10" draw:text-style-name="P2" draw:layer="layout" svg:width="25.131cm" svg:height="13.548cm" svg:x="1.397cm" svg:y="4.911cm" presentation:class="outline" presentation:user-transformed="true">
          <draw:text-box>
            <text:list text:style-name="L3">
              <text:list-item>
                <text:p text:style-name="P11"><text:span text:style-name="T2">Layer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Hardware</text:span></text:p>
                  </text:list-item>
                  <text:list-item>
                    <text:p text:style-name="P12"><text:span text:style-name="T2">Device driver</text:span></text:p>
                  </text:list-item>
                  <text:list-item>
                    <text:p text:style-name="P12"><text:span text:style-name="T2">Middleware or operating system</text:span></text:p>
                  </text:list-item>
                  <text:list-item>
                    <text:p text:style-name="P12"><text:span text:style-name="T2">Application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Interface to upper lay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Specified Interface to operating system</text:span></text:p>
                  </text:list-item>
                  <text:list-item>
                    <text:p text:style-name="P5"><text:span text:style-name="T2">Wrapped interface to application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draw:frame presentation:style-name="pr13" draw:text-style-name="P2" draw:layer="layout" svg:width="25.131cm" svg:height="3.44cm" svg:x="1.397cm" svg:y="0.837cm" presentation:class="title" presentation:user-transformed="true">
          <draw:text-box>
            <text:p text:style-name="P3"><text:span text:style-name="T2">Loaded System Modules: Case 15</text:span></text:p>
          </draw:text-box>
        </draw:frame>
        <draw:frame presentation:style-name="pr14" draw:text-style-name="P2" draw:layer="layout" svg:width="25.131cm" svg:height="13.799cm" svg:x="1.397cm" svg:y="4.912cm" presentation:class="outline" presentation:user-transformed="true">
          <draw:text-box>
            <text:list text:style-name="L3">
              <text:list-item>
                <text:p text:style-name="P14"><text:span text:style-name="T2">Example : Linux kernel device module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Kernel interface</text:span></text:p>
                  </text:list-item>
                </text:list>
              </text:list-item>
            </text:list>
            <text:p text:style-name="P18"><text:span text:style-name="T11">static int __init test_</text:span><text:span text:style-name="T12">init</text:span><text:span text:style-name="T11">(void);</text:span></text:p>
            <text:p text:style-name="P18"><text:span text:style-name="T11">static void __exit test_</text:span><text:span text:style-name="T12">exit</text:span><text:span text:style-name="T11">(void);</text:span></text:p>
            <text:p text:style-name="P18"><text:span text:style-name="T11">int test_</text:span><text:span text:style-name="T12">open</text:span><text:span text:style-name="T11">(struct inode* in, struct file* fp);</text:span></text:p>
            <text:p text:style-name="P18"><text:span text:style-name="T11">int test_</text:span><text:span text:style-name="T12">release</text:span><text:span text:style-name="T11">(struct inode* in, struct file* fp);</text:span></text:p>
            <text:p text:style-name="P18"><text:span text:style-name="T11">ssize_t test_</text:span><text:span text:style-name="T12">read</text:span><text:span text:style-name="T11">(struct file *filp, char __user *buf, size_t count, loff_t *f_pos);</text:span></text:p>
            <text:p text:style-name="P18"><text:span text:style-name="T11">ssize_t test_</text:span><text:span text:style-name="T12">write</text:span><text:span text:style-name="T11">(struct file *filp, const char __user *buf, size_t count, loff_t *f_pos);</text:span></text:p>
            <text:list text:continue-numbering="true" text:style-name="L4">
              <text:list-item>
                <text:list>
                  <text:list-item>
                    <text:p text:style-name="P14"><text:span text:style-name="T13">Application interface</text:span></text:p>
                  </text:list-item>
                </text:list>
              </text:list-item>
            </text:list>
            <text:p text:style-name="P18"><text:span text:style-name="T11">int </text:span><text:span text:style-name="T12">open</text:span><text:span text:style-name="T11">(const char *pathname, int flags)‏</text:span></text:p>
            <text:p text:style-name="P18"><text:span text:style-name="T11">int </text:span><text:span text:style-name="T12">close</text:span><text:span text:style-name="T11">(int fd);</text:span></text:p>
            <text:p text:style-name="P18"><text:span text:style-name="T11">ssize_t </text:span><text:span text:style-name="T12">read</text:span><text:span text:style-name="T11">(int fd, void *buf, size_t count);</text:span></text:p>
            <text:p text:style-name="P18"><text:span text:style-name="T11">ssize_t </text:span><text:span text:style-name="T12">write</text:span><text:span text:style-name="T11">(int fd, const void *buf, size_t count);</text:span></text:p>
          </draw:text-box>
        </draw:frame>
        <presentation:notes draw:style-name="dp2">
          <draw:custom-shape draw:style-name="gr2" draw:text-style-name="P2" draw:layer="layout" svg:width="13.904cm" svg:height="10.411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5" draw:layer="layout" svg:width="25.118cm" svg:height="3.177cm" svg:x="1.398cm" svg:y="0.963cm" presentation:class="title">
          <draw:text-box>
            <text:p>Discussion</text:p>
          </draw:text-box>
        </draw:frame>
        <draw:frame presentation:style-name="pr6" draw:layer="layout" svg:width="25.118cm" svg:height="13.532cm" svg:x="1.398cm" svg:y="4.911cm" presentation:class="outline" presentation:user-transformed="true">
          <draw:text-box>
            <text:list text:style-name="L3">
              <text:list-item>
                <text:p>What functions are implemented in the three examples?</text:p>
                <text:list>
                  <text:list-item>
                    <text:p>Inclusive driver</text:p>
                    <text:list>
                      <text:list-item>
                        <text:p text:style-name="P8"><text:span text:style-name="T2">Hardware startup/shutdown</text:span></text:p>
                      </text:list-item>
                      <text:list-item>
                        <text:p text:style-name="P8"><text:span text:style-name="T2">Hardware read/write</text:span></text:p>
                      </text:list-item>
                      <text:list-item>
                        <text:p text:style-name="P8"><text:span text:style-name="T2">Hardware status query</text:span></text:p>
                      </text:list-item>
                    </text:list>
                  </text:list-item>
                  <text:list-item>
                    <text:p>Static linked driver</text:p>
                  </text:list-item>
                  <text:list-item>
                    <text:p>Dynamic linked driver</text:p>
                    <text:list>
                      <text:list-item>
                        <text:p text:style-name="P8"><text:span text:style-name="T2">Hardware install/uninstall</text:span></text:p>
                      </text:list-item>
                      <text:list-item>
                        <text:p text:style-name="P8"><text:span text:style-name="T2">Hardware read/write</text:span></text:p>
                      </text:list-item>
                      <text:list-item>
                        <text:p text:style-name="P8"><text:span text:style-name="T2">Hardware acquire/relea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891cm" svg:height="10.399cm" svg:x="3.809cm" svg:y="2.121cm" draw:page-number="13" presentation:class="page"/>
          <draw:frame presentation:style-name="pr7" draw:layer="layout" svg:width="17.193cm" svg:height="12.244cm" svg:x="2.16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Examples of Device Drivers</text:span></text:p>
          </draw:text-box>
        </draw:frame>
        <draw:frame presentation:style-name="pr3" draw:text-style-name="P2" draw:layer="layout" svg:width="25.149cm" svg:height="13.566cm" svg:x="1.397cm" svg:y="4.911cm" presentation:class="outline" presentation:user-transformed="true">
          <draw:text-box>
            <text:list text:style-name="L3">
              <text:list-item>
                <text:p text:style-name="P4"><text:span text:style-name="T2">Interrupt-handling device driver</text:span></text:p>
              </text:list-item>
              <text:list-item>
                <text:p text:style-name="P4"><text:span text:style-name="T2">Memory device driver</text:span></text:p>
              </text:list-item>
              <text:list-item>
                <text:p text:style-name="P4"><text:span text:style-name="T2">On-board bus device driver</text:span></text:p>
              </text:list-item>
              <text:list-item>
                <text:p text:style-name="P4"><text:span text:style-name="T2">Board I/O device driver</text:span></text:p>
              </text:list-item>
              <text:list-item>
                <text:p text:style-name="P4"><text:span text:style-name="T2">Our own device driv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SPI</text:span></text:p>
                  </text:list-item>
                  <text:list-item>
                    <text:p text:style-name="P5"><text:span text:style-name="T2">LED</text:span></text:p>
                  </text:list-item>
                  <text:list-item>
                    <text:p text:style-name="P5"><text:span text:style-name="T2">USAR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Interrupt-handling Device Driver</text:span></text:p>
          </draw:text-box>
        </draw:frame>
        <draw:frame presentation:style-name="pr15" draw:text-style-name="P2" draw:layer="layout" svg:width="25.149cm" svg:height="13.575cm" svg:x="1.397cm" svg:y="4.912cm" presentation:class="outline" presentation:user-transformed="true">
          <draw:text-box>
            <text:list text:style-name="L3">
              <text:list-item>
                <text:p text:style-name="P11"><text:span text:style-name="T2">Component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2">Interrupt controller</text:span></text:p>
                    <text:list>
                      <text:list-item>
                        <text:p text:style-name="P9"><text:span text:style-name="T2">Interrupt-handling startup</text:span></text:p>
                      </text:list-item>
                      <text:list-item>
                        <text:p text:style-name="P9"><text:span text:style-name="T2">Interrupt-handling shutdown</text:span></text:p>
                      </text:list-item>
                    </text:list>
                  </text:list-item>
                  <text:list-item>
                    <text:p text:style-name="P7"><text:span text:style-name="T2">Interrupt service</text:span></text:p>
                    <text:list>
                      <text:list-item>
                        <text:p text:style-name="P9"><text:span text:style-name="T2">Interrupt-handling disable</text:span></text:p>
                      </text:list-item>
                      <text:list-item>
                        <text:p text:style-name="P9"><text:span text:style-name="T2">Interrupt-handling enable</text:span></text:p>
                      </text:list-item>
                      <text:list-item>
                        <text:p text:style-name="P9"><text:span text:style-name="T2">Interrupt-handler servicing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2"/></text:p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6cm" svg:height="3.185cm" svg:x="1.398cm" svg:y="0.961cm" presentation:class="title" presentation:user-transformed="true">
          <draw:text-box>
            <text:p text:style-name="P20"><text:span text:style-name="T2">Interrupt Trigger</text:span></text:p>
          </draw:text-box>
        </draw:frame>
        <draw:frame presentation:style-name="pr17" draw:text-style-name="P2" draw:layer="layout" svg:width="25.126cm" svg:height="13.544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Level trigger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CPU samples the level at the end of the execution of an instruction.</text:span></text:p>
                  </text:list-item>
                  <text:list-item>
                    <text:p text:style-name="P14"><text:span text:style-name="T2">After a level triggers an interrupt, if the level is not disabled before the next CPU sampling, the same interrupt will be serviced again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Edge trigger (falling or rising)‏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2">An edge is latched until the end of the execution of an instruction.</text:span></text:p>
                  </text:list-item>
                  <text:list-item>
                    <text:p text:style-name="P14"><text:span text:style-name="T2">If two interrupts sharing the same line make an edge at the same time, only one will be served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9cm" svg:height="10.40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6cm" svg:height="3.185cm" svg:x="1.398cm" svg:y="0.961cm" presentation:class="title" presentation:user-transformed="true">
          <draw:text-box>
            <text:p text:style-name="P3"><text:span text:style-name="T2">Interrupt Acknowledgment</text:span></text:p>
          </draw:text-box>
        </draw:frame>
        <draw:frame presentation:style-name="pr18" draw:text-style-name="P2" draw:layer="layout" svg:width="25.126cm" svg:height="14.077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Done by hardwar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Take an amount of time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Step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 device requests an interrupt.</text:span></text:p>
                  </text:list-item>
                  <text:list-item>
                    <text:p text:style-name="P5"><text:span text:style-name="T2">The CPU acknowledges the device via IACK.</text:span></text:p>
                  </text:list-item>
                  <text:list-item>
                    <text:p text:style-name="P5"><text:span text:style-name="T2">The requesting device clears the request.</text:span></text:p>
                    <text:list>
                      <text:list-item>
                        <text:p text:style-name="P6"><text:span text:style-name="T2">Before the device receives the IACK, the device will not requests another interrupt.</text:span></text:p>
                      </text:list-item>
                      <text:list-item>
                        <text:p text:style-name="P6"><text:span text:style-name="T2">The device has an internal mechanism to do so.</text:span></text:p>
                      </text:list-item>
                    </text:list>
                  </text:list-item>
                  <text:list-item>
                    <text:p text:style-name="P5"><text:span text:style-name="T2">The CPU services the requested interrupt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9cm" svg:height="10.40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6cm" svg:height="3.185cm" svg:x="1.398cm" svg:y="0.961cm" presentation:class="title" presentation:user-transformed="true">
          <draw:text-box>
            <text:p text:style-name="P3"><text:span text:style-name="T2">Interrupt Priority</text:span></text:p>
          </draw:text-box>
        </draw:frame>
        <draw:frame presentation:style-name="pr17" draw:text-style-name="P2" draw:layer="layout" svg:width="25.126cm" svg:height="13.544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Why priorit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When two interrupts happen at the same time.</text:span></text:p>
                  </text:list-item>
                  <text:list-item>
                    <text:p text:style-name="P5"><text:span text:style-name="T2">When an interrupt deals with an emergency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riority level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Highest priority : non-maskable interrupt</text:span></text:p>
                    <text:list>
                      <text:list-item>
                        <text:p text:style-name="P6"><text:span text:style-name="T2">RESET, illegal or invalid operations</text:span></text:p>
                      </text:list-item>
                    </text:list>
                  </text:list-item>
                  <text:list-item>
                    <text:p text:style-name="P5"><text:span text:style-name="T2">Lower priority</text:span></text:p>
                    <text:list>
                      <text:list-item>
                        <text:p text:style-name="P6"><text:span text:style-name="T2">Normally, ordered by the interrupt numbers</text:span></text:p>
                      </text:list-item>
                      <text:list-item>
                        <text:p text:style-name="P6"><text:span text:style-name="T2">Normally, cannot interrupt higher priority interrup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9cm" svg:height="10.40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6cm" svg:height="3.185cm" svg:x="1.398cm" svg:y="1.085cm" presentation:class="title" presentation:user-transformed="true">
          <draw:text-box>
            <text:p text:style-name="P3"><text:span text:style-name="T2">Context Switch</text:span></text:p>
          </draw:text-box>
        </draw:frame>
        <draw:frame presentation:style-name="pr10" draw:text-style-name="P2" draw:layer="layout" svg:width="25.126cm" svg:height="13.548cm" svg:x="1.398cm" svg:y="4.911cm" presentation:class="outline" presentation:user-transformed="true">
          <draw:text-box>
            <text:list text:style-name="L5">
              <text:list-item>
                <text:p text:style-name="P4"><text:span text:style-name="T2">Stop the current execution</text:span></text:p>
              </text:list-item>
              <text:list-item>
                <text:p text:style-name="P4"><text:span text:style-name="T2">Save context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">Save the PC (done by the hardware)‏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6"><text:span text:style-name="T2">a) Save into a register and then (the handler) push into the stack</text:span></text:p>
                      </text:list-item>
                      <text:list-item>
                        <text:p text:style-name="P6"><text:span text:style-name="T2">b) Push into the stack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"><text:span text:style-name="T2">Save registers (done by interrupt handler)‏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2">Restore context</text:span></text:p>
              </text:list-item>
            </text:list>
            <text:list text:style-name="L6">
              <text:list-item>
                <text:list>
                  <text:list-item>
                    <text:p text:style-name="P5"><text:span text:style-name="T2">Restore the PC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899cm" svg:height="10.407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Interrupt-Handling Performance</text:span></text:p>
          </draw:text-box>
        </draw:frame>
        <draw:frame presentation:style-name="pr19" draw:text-style-name="P2" draw:layer="layout" svg:width="25.122cm" svg:height="13.5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Latency : from when an interrupt is triggered until the interrupt service routine is started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cognize the interrupt request</text:span></text:p>
                  </text:list-item>
                  <text:list-item>
                    <text:p text:style-name="P5"><text:span text:style-name="T2">Acknowledge the request</text:span></text:p>
                  </text:list-item>
                  <text:list-item>
                    <text:p text:style-name="P5"><text:span text:style-name="T2">Obtain the interrupt vector</text:span></text:p>
                  </text:list-item>
                  <text:list-item>
                    <text:p text:style-name="P5"><text:span text:style-name="T2">Switch the context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Priority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Low level interrupts are suspended by high level interrup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0"/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Case 12: SPI</text:span></text:p>
          </draw:text-box>
        </draw:frame>
        <draw:frame presentation:style-name="pr20" draw:text-style-name="P2" draw:layer="layout" svg:width="25.122cm" svg:height="13.702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SPI device in master mod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nitialization of SPI</text:span></text:p>
                    <text:list>
                      <text:list-item>
                        <text:p><text:span text:style-name="T2">Determine mode</text:span></text:p>
                      </text:list-item>
                      <text:list-item>
                        <text:p><text:span text:style-name="T2">Configure SPI control register</text:span></text:p>
                      </text:list-item>
                    </text:list>
                  </text:list-item>
                  <text:list-item>
                    <text:p text:style-name="P5"><text:span text:style-name="T2">API to transmit data via SPI</text:span></text:p>
                    <text:list>
                      <text:list-item>
                        <text:p><text:span text:style-name="T2">Determine the API label and the arguments</text:span></text:p>
                      </text:list-item>
                      <text:list-item>
                        <text:p><text:span text:style-name="T2">Code the API body</text:span></text:p>
                      </text:list-item>
                    </text:list>
                  </text:list-item>
                  <text:list-item>
                    <text:p text:style-name="P5"><text:span text:style-name="T2">Interrupt when transmission completes</text:span></text:p>
                    <text:list>
                      <text:list-item>
                        <text:p><text:span text:style-name="T2">Determine the interrupt routine and the context</text:span></text:p>
                      </text:list-item>
                      <text:list-item>
                        <text:p><text:span text:style-name="T2">Code the interrup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1"/>
          <draw:frame presentation:style-name="pr1" draw:text-style-name="P2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Case 16: USART0</text:span></text:p>
          </draw:text-box>
        </draw:frame>
        <draw:frame presentation:style-name="pr20" draw:text-style-name="P2" draw:layer="layout" svg:width="25.122cm" svg:height="13.702cm" svg:x="1.398cm" svg:y="4.911cm" presentation:class="outline" presentation:user-transformed="true">
          <draw:text-box>
            <text:list text:style-name="L3">
              <text:list-item>
                <text:p text:style-name="P4"><text:span text:style-name="T2">Drive components for talking with java listen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Initialization of USART</text:span></text:p>
                  </text:list-item>
                  <text:list-item>
                    <text:p text:style-name="P5"><text:span text:style-name="T2">PHY layer driver</text:span></text:p>
                    <text:list>
                      <text:list-item>
                        <text:p text:style-name="P6"><text:span text:style-name="T2">Transmitter and receiver</text:span></text:p>
                      </text:list-item>
                    </text:list>
                  </text:list-item>
                  <text:list-item>
                    <text:p text:style-name="P5"><text:span text:style-name="T2">Link layer driver</text:span></text:p>
                    <text:list>
                      <text:list-item>
                        <text:p text:style-name="P6"><text:span text:style-name="T2">Error check and report</text:span></text:p>
                      </text:list-item>
                      <text:list-item>
                        <text:p text:style-name="P6"><text:span text:style-name="T2">ACK protocol</text:span></text:p>
                        <text:list>
                          <text:list-item>
                            <text:p text:style-name="P22"><text:span text:style-name="T2">Successful receive -&gt; ACK</text:span></text:p>
                          </text:list-item>
                          <text:list-item>
                            <text:p text:style-name="P22"><text:span text:style-name="T2">Failed receive -&gt; no ACK -&gt; time out of ACK -&gt; retransmission</text:span></text:p>
                          </text:list-item>
                        </text:list>
                      </text:list-item>
                      <text:list-item>
                        <text:p text:style-name="P6"><text:span text:style-name="T2">HDLP protocol</text:span></text:p>
                        <text:list>
                          <text:list-item>
                            <text:p text:style-name="P22"><text:span text:style-name="T2">Send a packet with multiple PHY fram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2"/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USART</text:span></text:p>
          </draw:text-box>
        </draw:frame>
        <draw:frame presentation:style-name="pr19" draw:text-style-name="P2" draw:layer="layout" svg:width="25.122cm" svg:height="13.5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Interface to upper layer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Controlling functions</text:span></text:p>
                    <text:list>
                      <text:list-item>
                        <text:p text:style-name="P6"><text:span text:style-name="T2">Baud rate control</text:span></text:p>
                      </text:list-item>
                      <text:list-item>
                        <text:p text:style-name="P6"><text:span text:style-name="T2">Stop bit control</text:span></text:p>
                      </text:list-item>
                      <text:list-item>
                        <text:p text:style-name="P6"><text:span text:style-name="T2">Parity control</text:span></text:p>
                      </text:list-item>
                      <text:list-item>
                        <text:p text:style-name="P6"><text:span text:style-name="T2">Transmission complete control</text:span></text:p>
                      </text:list-item>
                    </text:list>
                  </text:list-item>
                  <text:list-item>
                    <text:p text:style-name="P5"><text:span text:style-name="T2">Application functions</text:span></text:p>
                    <text:list>
                      <text:list-item>
                        <text:p text:style-name="P6"><text:span text:style-name="T2">Data transmission functions</text:span></text:p>
                      </text:list-item>
                      <text:list-item>
                        <text:p text:style-name="P6"><text:span text:style-name="T2">Transmission complete func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3"/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2" draw:text-style-name="P2" draw:layer="layout" svg:width="25.149cm" svg:height="3.207cm" svg:x="1.397cm" svg:y="0.961cm" presentation:class="title" presentation:user-transformed="true">
          <draw:text-box>
            <text:p text:style-name="P3"><text:span text:style-name="T2">Memory Device Driver</text:span></text:p>
          </draw:text-box>
        </draw:frame>
        <draw:frame presentation:style-name="pr21" draw:text-style-name="P2" draw:layer="layout" svg:width="25.149cm" svg:height="13.583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Component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emory controller</text:span></text:p>
                    <text:list>
                      <text:list-item>
                        <text:p text:style-name="P6"><text:span text:style-name="T2">Memory subsystem startup</text:span></text:p>
                      </text:list-item>
                      <text:list-item>
                        <text:p text:style-name="P6"><text:span text:style-name="T2">Memory subsystem shutdown</text:span></text:p>
                      </text:list-item>
                      <text:list-item>
                        <text:p text:style-name="P6"><text:span text:style-name="T2">Memory subsystem disable</text:span></text:p>
                      </text:list-item>
                      <text:list-item>
                        <text:p text:style-name="P6"><text:span text:style-name="T2">Memory subsystem enable</text:span></text:p>
                      </text:list-item>
                    </text:list>
                  </text:list-item>
                  <text:list-item>
                    <text:p text:style-name="P5"><text:span text:style-name="T2">Memory access</text:span></text:p>
                    <text:list>
                      <text:list-item>
                        <text:p text:style-name="P6"><text:span text:style-name="T2">Memory subsystem write</text:span></text:p>
                      </text:list-item>
                      <text:list-item>
                        <text:p text:style-name="P6"><text:span text:style-name="T2">Memory subsystem re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21cm" svg:height="10.429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2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Example : MPC860</text:span></text:p>
          </draw:text-box>
        </draw:frame>
        <draw:frame presentation:style-name="pr19" draw:text-style-name="P2" draw:layer="layout" svg:width="25.122cm" svg:height="13.5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Initialize memory controller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Memory layout : Figure 8-18</text:span></text:p>
                  </text:list-item>
                  <text:list-item>
                    <text:p text:style-name="P5"><text:span text:style-name="T2">Memory is divided into 512K banks</text:span></text:p>
                  </text:list-item>
                  <text:list-item>
                    <text:p text:style-name="P5"><text:span text:style-name="T2">Memory wiring : Figure 8-20b</text:span></text:p>
                  </text:list-item>
                  <text:list-item>
                    <text:p text:style-name="P5"><text:span text:style-name="T2">Each bank has</text:span></text:p>
                    <text:list>
                      <text:list-item>
                        <text:p text:style-name="P6"><text:span text:style-name="T2">One base register</text:span></text:p>
                        <text:list>
                          <text:list-item>
                            <text:p text:style-name="P22"><text:span text:style-name="T2">17-bit starting address (the highest 17 bits of 32-bit real address)‏</text:span></text:p>
                          </text:list-item>
                          <text:list-item>
                            <text:p text:style-name="P22"><text:span text:style-name="T2">2-bit address(data) type</text:span></text:p>
                          </text:list-item>
                          <text:list-item>
                            <text:p text:style-name="P22"><text:span text:style-name="T2">1 bit write protection</text:span></text:p>
                          </text:list-item>
                          <text:list-item>
                            <text:p text:style-name="P22"><text:span text:style-name="T2">...</text:span></text:p>
                          </text:list-item>
                        </text:list>
                      </text:list-item>
                      <text:list-item>
                        <text:p text:style-name="P6"><text:span text:style-name="T2">One option regist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5"/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Example : MPC860</text:span></text:p>
          </draw:text-box>
        </draw:frame>
        <draw:frame presentation:style-name="pr19" draw:text-style-name="P2" draw:layer="layout" svg:width="25.122cm" svg:height="13.5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Initialize memory management unit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Virtual memory and physical memory</text:span></text:p>
                  </text:list-item>
                  <text:list-item>
                    <text:p text:style-name="P5"><text:span text:style-name="T2">4KB page size</text:span></text:p>
                  </text:list-item>
                  <text:list-item>
                    <text:p text:style-name="P5"><text:span text:style-name="T2">1M page entries : 2-level table</text:span></text:p>
                  </text:list-item>
                  <text:list-item>
                    <text:p text:style-name="P5"><text:span text:style-name="T2">TLB (translation lookaside buffer) : Figure 8-25</text:span></text:p>
                  </text:list-item>
                  <text:list-item>
                    <text:p text:style-name="P5"><text:span text:style-name="T2">Initialization</text:span></text:p>
                    <text:list>
                      <text:list-item>
                        <text:p text:style-name="P6"><text:span text:style-name="T2">Table entries</text:span></text:p>
                      </text:list-item>
                      <text:list-item>
                        <text:p text:style-name="P6"><text:span text:style-name="T2">Control regist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6"/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draw:frame presentation:style-name="pr16" draw:text-style-name="P2" draw:layer="layout" svg:width="25.122cm" svg:height="3.185cm" svg:x="1.398cm" svg:y="0.961cm" presentation:class="title" presentation:user-transformed="true">
          <draw:text-box>
            <text:p text:style-name="P3"><text:span text:style-name="T2">Example : MPC860</text:span></text:p>
          </draw:text-box>
        </draw:frame>
        <draw:frame presentation:style-name="pr19" draw:text-style-name="P2" draw:layer="layout" svg:width="25.122cm" svg:height="13.539cm" svg:x="1.398cm" svg:y="4.912cm" presentation:class="outline" presentation:user-transformed="true">
          <draw:text-box>
            <text:list text:style-name="L3">
              <text:list-item>
                <text:p text:style-name="P4"><text:span text:style-name="T2">Memory read</text:span></text:p>
              </text:list-item>
              <text:list-item>
                <text:p text:style-name="P4"><text:span text:style-name="T2">Memory writ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Flash memory write</text:span></text:p>
                  </text:list-item>
                  <text:list-item>
                    <text:p text:style-name="P5"><text:span text:style-name="T2">Flash is divided into blocks</text:span></text:p>
                  </text:list-item>
                  <text:list-item>
                    <text:p text:style-name="P5"><text:span text:style-name="T2">Each block is the minimum to be written</text:span></text:p>
                  </text:list-item>
                  <text:list-item>
                    <text:p text:style-name="P5"><text:span text:style-name="T2">Steps</text:span></text:p>
                    <text:list>
                      <text:list-item>
                        <text:p text:style-name="P14"><text:span text:style-name="T2">Notify the flash chip a pending write</text:span></text:p>
                      </text:list-item>
                      <text:list-item>
                        <text:p text:style-name="P14"><text:span text:style-name="T2">Send the command to write</text:span></text:p>
                      </text:list-item>
                      <text:list-item>
                        <text:p text:style-name="P14"><text:span text:style-name="T2">Polling the flash chip until the writing is completed</text:span></text:p>
                      </text:list-item>
                      <text:list-item>
                        <text:p text:style-name="P14"><text:span text:style-name="T2">Turn the flash chip to read mo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895cm" svg:height="10.403cm" svg:x="3.81cm" svg:y="2.121cm" draw:page-number="27"/>
          <draw:frame presentation:style-name="pr1" draw:layer="layout" svg:width="17.193cm" svg:height="12.495cm" svg:x="2.16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86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86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start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33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61cm" text:min-label-width="0.762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32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84cm" text:min-label-width="0.538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8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8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8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8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84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84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>
        <style:tab-stops>
          <style:tab-stop style:position="0.145cm"/>
          <style:tab-stop style:position="1.415cm"/>
          <style:tab-stop style:position="2.685cm"/>
          <style:tab-stop style:position="3.955cm"/>
          <style:tab-stop style:position="5.225cm"/>
          <style:tab-stop style:position="6.495cm"/>
          <style:tab-stop style:position="7.765cm"/>
          <style:tab-stop style:position="9.035cm"/>
          <style:tab-stop style:position="10.305cm"/>
          <style:tab-stop style:position="11.575cm"/>
          <style:tab-stop style:position="12.845cm"/>
          <style:tab-stop style:position="14.115cm"/>
          <style:tab-stop style:position="15.385cm"/>
          <style:tab-stop style:position="16.655cm"/>
          <style:tab-stop style:position="17.925cm"/>
          <style:tab-stop style:position="19.195cm"/>
          <style:tab-stop style:position="20.465cm"/>
          <style:tab-stop style:position="21.735cm"/>
          <style:tab-stop style:position="23.005cm"/>
          <style:tab-stop style:position="24.275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216cm"/>
          <style:tab-stop style:position="1.486cm"/>
          <style:tab-stop style:position="2.756cm"/>
          <style:tab-stop style:position="4.026cm"/>
          <style:tab-stop style:position="5.296cm"/>
          <style:tab-stop style:position="6.566cm"/>
          <style:tab-stop style:position="7.836cm"/>
          <style:tab-stop style:position="9.106cm"/>
          <style:tab-stop style:position="10.376cm"/>
          <style:tab-stop style:position="11.646cm"/>
          <style:tab-stop style:position="12.916cm"/>
          <style:tab-stop style:position="14.186cm"/>
          <style:tab-stop style:position="15.456cm"/>
          <style:tab-stop style:position="16.726cm"/>
          <style:tab-stop style:position="17.996cm"/>
          <style:tab-stop style:position="19.266cm"/>
          <style:tab-stop style:position="20.536cm"/>
          <style:tab-stop style:position="21.806cm"/>
          <style:tab-stop style:position="23.076cm"/>
          <style:tab-stop style:position="24.34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286cm"/>
          <style:tab-stop style:position="1.556cm"/>
          <style:tab-stop style:position="2.826cm"/>
          <style:tab-stop style:position="4.096cm"/>
          <style:tab-stop style:position="5.366cm"/>
          <style:tab-stop style:position="6.636cm"/>
          <style:tab-stop style:position="7.906cm"/>
          <style:tab-stop style:position="9.176cm"/>
          <style:tab-stop style:position="10.446cm"/>
          <style:tab-stop style:position="11.716cm"/>
          <style:tab-stop style:position="12.986cm"/>
          <style:tab-stop style:position="14.256cm"/>
          <style:tab-stop style:position="15.526cm"/>
          <style:tab-stop style:position="16.796cm"/>
          <style:tab-stop style:position="18.066cm"/>
          <style:tab-stop style:position="19.336cm"/>
          <style:tab-stop style:position="20.606cm"/>
          <style:tab-stop style:position="21.876cm"/>
          <style:tab-stop style:position="23.146cm"/>
          <style:tab-stop style:position="24.41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357cm"/>
          <style:tab-stop style:position="1.627cm"/>
          <style:tab-stop style:position="2.897cm"/>
          <style:tab-stop style:position="4.167cm"/>
          <style:tab-stop style:position="5.437cm"/>
          <style:tab-stop style:position="6.707cm"/>
          <style:tab-stop style:position="7.977cm"/>
          <style:tab-stop style:position="9.247cm"/>
          <style:tab-stop style:position="10.517cm"/>
          <style:tab-stop style:position="11.787cm"/>
          <style:tab-stop style:position="13.057cm"/>
          <style:tab-stop style:position="14.327cm"/>
          <style:tab-stop style:position="15.597cm"/>
          <style:tab-stop style:position="16.867cm"/>
          <style:tab-stop style:position="18.137cm"/>
          <style:tab-stop style:position="19.407cm"/>
          <style:tab-stop style:position="20.677cm"/>
          <style:tab-stop style:position="21.947cm"/>
          <style:tab-stop style:position="23.217cm"/>
          <style:tab-stop style:position="24.48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29%" fo:text-align="start" fo:text-indent="0cm" style:punctuation-wrap="simple" style:line-break="strict">
        <style:tab-stops>
          <style:tab-stop style:position="0.427cm"/>
          <style:tab-stop style:position="1.697cm"/>
          <style:tab-stop style:position="2.967cm"/>
          <style:tab-stop style:position="4.237cm"/>
          <style:tab-stop style:position="5.507cm"/>
          <style:tab-stop style:position="6.777cm"/>
          <style:tab-stop style:position="8.047cm"/>
          <style:tab-stop style:position="9.317cm"/>
          <style:tab-stop style:position="10.587cm"/>
          <style:tab-stop style:position="11.857cm"/>
          <style:tab-stop style:position="13.127cm"/>
          <style:tab-stop style:position="14.397cm"/>
          <style:tab-stop style:position="15.667cm"/>
          <style:tab-stop style:position="16.937cm"/>
          <style:tab-stop style:position="18.207cm"/>
          <style:tab-stop style:position="19.477cm"/>
          <style:tab-stop style:position="20.747cm"/>
          <style:tab-stop style:position="22.017cm"/>
          <style:tab-stop style:position="23.28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29%" fo:text-align="start" fo:text-indent="0cm" style:punctuation-wrap="simple" style:line-break="strict">
        <style:tab-stops>
          <style:tab-stop style:position="0.427cm"/>
          <style:tab-stop style:position="1.697cm"/>
          <style:tab-stop style:position="2.967cm"/>
          <style:tab-stop style:position="4.237cm"/>
          <style:tab-stop style:position="5.507cm"/>
          <style:tab-stop style:position="6.777cm"/>
          <style:tab-stop style:position="8.047cm"/>
          <style:tab-stop style:position="9.317cm"/>
          <style:tab-stop style:position="10.587cm"/>
          <style:tab-stop style:position="11.857cm"/>
          <style:tab-stop style:position="13.127cm"/>
          <style:tab-stop style:position="14.397cm"/>
          <style:tab-stop style:position="15.667cm"/>
          <style:tab-stop style:position="16.937cm"/>
          <style:tab-stop style:position="18.207cm"/>
          <style:tab-stop style:position="19.477cm"/>
          <style:tab-stop style:position="20.747cm"/>
          <style:tab-stop style:position="22.017cm"/>
          <style:tab-stop style:position="23.28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29%" fo:text-align="start" fo:text-indent="0cm" style:punctuation-wrap="simple" style:line-break="strict">
        <style:tab-stops>
          <style:tab-stop style:position="0.427cm"/>
          <style:tab-stop style:position="1.697cm"/>
          <style:tab-stop style:position="2.967cm"/>
          <style:tab-stop style:position="4.237cm"/>
          <style:tab-stop style:position="5.507cm"/>
          <style:tab-stop style:position="6.777cm"/>
          <style:tab-stop style:position="8.047cm"/>
          <style:tab-stop style:position="9.317cm"/>
          <style:tab-stop style:position="10.587cm"/>
          <style:tab-stop style:position="11.857cm"/>
          <style:tab-stop style:position="13.127cm"/>
          <style:tab-stop style:position="14.397cm"/>
          <style:tab-stop style:position="15.667cm"/>
          <style:tab-stop style:position="16.937cm"/>
          <style:tab-stop style:position="18.207cm"/>
          <style:tab-stop style:position="19.477cm"/>
          <style:tab-stop style:position="20.747cm"/>
          <style:tab-stop style:position="22.017cm"/>
          <style:tab-stop style:position="23.28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29%" fo:text-align="start" fo:text-indent="0cm" style:punctuation-wrap="simple" style:line-break="strict">
        <style:tab-stops>
          <style:tab-stop style:position="0.427cm"/>
          <style:tab-stop style:position="1.697cm"/>
          <style:tab-stop style:position="2.967cm"/>
          <style:tab-stop style:position="4.237cm"/>
          <style:tab-stop style:position="5.507cm"/>
          <style:tab-stop style:position="6.777cm"/>
          <style:tab-stop style:position="8.047cm"/>
          <style:tab-stop style:position="9.317cm"/>
          <style:tab-stop style:position="10.587cm"/>
          <style:tab-stop style:position="11.857cm"/>
          <style:tab-stop style:position="13.127cm"/>
          <style:tab-stop style:position="14.397cm"/>
          <style:tab-stop style:position="15.667cm"/>
          <style:tab-stop style:position="16.937cm"/>
          <style:tab-stop style:position="18.207cm"/>
          <style:tab-stop style:position="19.477cm"/>
          <style:tab-stop style:position="20.747cm"/>
          <style:tab-stop style:position="22.017cm"/>
          <style:tab-stop style:position="23.28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29%" fo:text-align="start" fo:text-indent="0cm" style:punctuation-wrap="simple" style:line-break="strict">
        <style:tab-stops>
          <style:tab-stop style:position="0.427cm"/>
          <style:tab-stop style:position="1.697cm"/>
          <style:tab-stop style:position="2.967cm"/>
          <style:tab-stop style:position="4.237cm"/>
          <style:tab-stop style:position="5.507cm"/>
          <style:tab-stop style:position="6.777cm"/>
          <style:tab-stop style:position="8.047cm"/>
          <style:tab-stop style:position="9.317cm"/>
          <style:tab-stop style:position="10.587cm"/>
          <style:tab-stop style:position="11.857cm"/>
          <style:tab-stop style:position="13.127cm"/>
          <style:tab-stop style:position="14.397cm"/>
          <style:tab-stop style:position="15.667cm"/>
          <style:tab-stop style:position="16.937cm"/>
          <style:tab-stop style:position="18.207cm"/>
          <style:tab-stop style:position="19.477cm"/>
          <style:tab-stop style:position="20.747cm"/>
          <style:tab-stop style:position="22.017cm"/>
          <style:tab-stop style:position="23.28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42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86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55cm" text:min-label-width="0.568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85cm" text:min-label-width="0.538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29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1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21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21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21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42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86cm" text:min-label-width="0.538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55cm" text:min-label-width="0.568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85cm" text:min-label-width="0.538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18cm" svg:height="3.427cm" svg:x="1.398cm" svg:y="0.838cm" presentation:class="title" presentation:placeholder="true">
        <draw:text-box/>
      </draw:frame>
      <draw:frame presentation:style-name="Default-outline1" draw:layer="backgroundobjects" svg:width="25.118cm" svg:height="13.86cm" svg:x="1.398cm" svg:y="4.911cm" presentation:class="outline" presentation:placeholder="true">
        <draw:text-box/>
      </draw:frame>
      <draw:frame presentation:style-name="Mpr1" draw:text-style-name="MP3" draw:layer="backgroundobjects" svg:width="6.442cm" svg:height="1.368cm" svg:x="1.398cm" svg:y="19.128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797cm" svg:height="1.368cm" svg:x="9.577cm" svg:y="19.128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43cm" svg:height="1.368cm" svg:x="20.072cm" svg:y="19.128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891cm" svg:height="10.399cm" svg:x="3.809cm" svg:y="2.121cm" presentation:class="page"/>
        <draw:frame presentation:style-name="Default-notes" draw:layer="backgroundobjects" svg:width="17.193cm" svg:height="12.494cm" svg:x="2.16cm" svg:y="13.268cm" presentation:class="notes" presentation:placeholder="true">
          <draw:text-box/>
        </draw:frame>
        <draw:frame presentation:style-name="Mpr4" draw:text-style-name="MP3" draw:layer="backgroundobjects" svg:width="9.291cm" svg:height="1.32cm" svg:x="-0.001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292cm" svg:height="1.32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291cm" svg:height="1.32cm" svg:x="-0.001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292cm" svg:height="1.32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602</meta:generator>
    <dc:date>2012-11-06T13:09:31</dc:date>
    <dc:creator>Qijun Gu</dc:creator>
    <meta:editing-duration>PT2H35M26S</meta:editing-duration>
    <meta:editing-cycles>32</meta:editing-cycles>
    <meta:document-statistic meta:object-count="147"/>
    <meta:user-defined meta:name="Info 1"/>
    <meta:user-defined meta:name="Info 2"/>
    <meta:user-defined meta:name="Info 3"/>
    <meta:user-defined meta:name="Info 4"/>
  </office:meta>
</office:document-meta>
</file>